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Ubuntu" fo:font-size="40pt" officeooo:rsid="001e2c00" officeooo:paragraph-rsid="001e2c00" style:font-size-asian="40pt" style:font-size-complex="40pt"/>
    </style:style>
    <style:style style:name="P2" style:family="paragraph" style:parent-style-name="Standard">
      <style:text-properties style:font-name="Ubuntu" fo:font-size="48pt" fo:font-style="italic" officeooo:rsid="001e2c00" officeooo:paragraph-rsid="001e2c00" style:font-size-asian="48pt" style:font-style-asian="italic" style:font-size-complex="48pt" style:font-style-complex="italic"/>
    </style:style>
    <style:style style:name="T1" style:family="text">
      <style:text-properties style:font-name="Ubuntu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A.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3:06:14.891626576</meta:creation-date>
    <dc:date>2023-12-30T13:08:15.914153294</dc:date>
    <meta:editing-duration>PT2M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